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266cm"/>
    </style:style>
    <style:style style:name="co5" style:family="table-column">
      <style:table-column-properties fo:break-before="auto" style:column-width="6.168cm"/>
    </style:style>
    <style:style style:name="co6" style:family="table-column">
      <style:table-column-properties fo:break-before="auto" style:column-width="35.4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isheries Research</text:p>
          </table:table-cell>
          <table:table-cell office:value-type="string" calcext:value-type="string">
            <text:p>67-76</text:p>
          </table:table-cell>
          <table:table-cell office:value-type="string" calcext:value-type="string">
            <text:p>Webber, D.N.; Thorson, J.T.</text:p>
          </table:table-cell>
          <table:table-cell office:value-type="string" calcext:value-type="string">
            <text:p>Variation in growth among individuals and over time: A case study and simulation experiment involving tagged Antarctic toothﬁsh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AMLR Science</text:p>
          </table:table-cell>
          <table:table-cell office:value-type="string" calcext:value-type="string">
            <text:p>17-30</text:p>
          </table:table-cell>
          <table:table-cell office:value-type="string" calcext:value-type="string">
            <text:p>Webber, D.N.; Parker, S.J.</text:p>
          </table:table-cell>
          <table:table-cell office:value-type="string" calcext:value-type="string">
            <text:p>ESTIMATING UNACCOUNTED FISHING MORTALITY IN THE ROSS SEA REGION AND AMUNDSEN SEA (CCAMLR SUBAREAS 88.1 AND 88.2) BOTTOM LONGLINE FISHERIES TARGETING ANTARCTIC TOOTHFIS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Webber, D.N.</text:p>
          </table:table-cell>
          <table:table-cell office:value-type="string" calcext:value-type="string">
            <text:p>Modelling Complexity and Uncertainty in Fisheries Stock Assessment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bber, D.N.; Starr, P.J.</text:p>
          </table:table-cell>
          <table:table-cell office:value-type="string" calcext:value-type="string">
            <text:p>Operational management procedures of New Zealand rock lobster (Jasus edwardsii) stocks for 2020–2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ebber, D.N.; Dunn, A.; Mormede, S.</text:p>
          </table:table-cell>
          <table:table-cell office:value-type="string" calcext:value-type="string">
            <text:p>Stan-ASD: a new age-structured stock assessment model, with an application to sub-Antarctic hake (Merluccius australis) and ling (Genypterus blacod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9:47:10.308483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7T09:47:34.823772452</dc:date>
    <meta:editing-duration>PT1M20S</meta:editing-duration>
    <meta:editing-cycles>2</meta:editing-cycles>
    <meta:generator>LibreOffice/7.3.3.2$Linux_X86_64 LibreOffice_project/30$Build-2</meta:generator>
    <meta:document-statistic meta:table-count="1" meta:cell-count="34" meta:object-count="0"/>
  </office:meta>
</office:document-meta>
</file>